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2325*"/>
    </style:style>
    <style:style style:name="Table30.B" style:family="table-column">
      <style:table-column-properties style:column-width="12.898cm" style:rel-column-width="7312*"/>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Preformatted_20_Text">
      <style:paragraph-properties fo:margin-top="0cm" fo:margin-bottom="0.499cm"/>
    </style:style>
    <style:style style:name="P41" style:family="paragraph" style:parent-style-name="Standard">
      <style:text-properties fo:background-color="transparent"/>
    </style:style>
    <style:style style:name="P42" style:family="paragraph" style:parent-style-name="Code">
      <style:paragraph-properties style:shadow="none"/>
    </style:style>
    <style:style style:name="P43" style:family="paragraph" style:parent-style-name="Code">
      <style:paragraph-properties style:shadow="none" fo:keep-with-next="always"/>
    </style:style>
    <style:style style:name="P44" style:family="paragraph" style:parent-style-name="Text_20_body">
      <style:paragraph-properties fo:background-color="transparent" fo:padding="0cm" fo:border="none" style:shadow="none">
        <style:background-image/>
      </style:paragraph-properties>
    </style:style>
    <style:style style:name="P45" style:family="paragraph" style:parent-style-name="Text_20_body">
      <style:paragraph-properties fo:background-color="transparent">
        <style:background-image/>
      </style:paragraph-properties>
      <style:text-properties fo:background-color="transparen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text-properties fo:font-weight="bold" style:font-weight-asian="bold" style:font-weight-complex="bold"/>
    </style:style>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list-style-name="L2">
      <style:text-properties fo:font-weight="normal" style:font-weight-asian="normal" style:font-weight-complex="normal"/>
    </style:style>
    <style:style style:name="P52" style:family="paragraph" style:parent-style-name="Text_20_body" style:list-style-name="L18">
      <style:text-properties fo:font-weight="normal" style:font-weight-asian="normal" style:font-weight-complex="normal"/>
    </style:style>
    <style:style style:name="P53" style:family="paragraph" style:parent-style-name="Text_20_body" style:list-style-name="L27">
      <style:text-properties fo:font-weight="normal" style:font-weight-asian="normal" style:font-weight-complex="normal"/>
    </style:style>
    <style:style style:name="P54" style:family="paragraph" style:parent-style-name="Text_20_body" style:list-style-name="L30">
      <style:text-properties fo:font-weight="normal" style:font-weight-asian="normal" style:font-weight-complex="normal"/>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paragraph-properties>
        <style:tab-stops>
          <style:tab-stop style:position="0.45cm"/>
        </style:tab-stops>
      </style:paragraph-properties>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paragraph-properties fo:text-align="start" style:justify-single-word="false"/>
    </style:style>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8"/>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11" style:master-page-name="">
      <style:paragraph-properties fo:margin-top="0cm" fo:margin-bottom="0cm" style:page-number="auto"/>
    </style:style>
    <style:style style:name="P82" style:family="paragraph" style:parent-style-name="Text_20_body" style:list-style-name="L12" style:master-page-name="">
      <style:paragraph-properties fo:margin-top="0cm" fo:margin-bottom="0cm" style:page-number="auto"/>
    </style:style>
    <style:style style:name="P83" style:family="paragraph" style:parent-style-name="Text_20_body" style:list-style-name="L20" style:master-page-name="">
      <style:paragraph-properties fo:margin-top="0cm" fo:margin-bottom="0cm" style:page-number="auto"/>
    </style:style>
    <style:style style:name="P84" style:family="paragraph" style:parent-style-name="Text_20_body" style:list-style-name="L22" style:master-page-name="">
      <style:paragraph-properties fo:margin-top="0cm" fo:margin-bottom="0cm" style:page-number="auto"/>
    </style:style>
    <style:style style:name="P85" style:family="paragraph" style:parent-style-name="Text_20_body" style:list-style-name="L11">
      <style:paragraph-properties fo:margin-top="0cm" fo:margin-bottom="0cm"/>
    </style:style>
    <style:style style:name="P86" style:family="paragraph" style:parent-style-name="Text_20_body" style:list-style-name="L12">
      <style:paragraph-properties fo:margin-top="0cm" fo:margin-bottom="0cm"/>
    </style:style>
    <style:style style:name="P87" style:family="paragraph" style:parent-style-name="Text_20_body" style:list-style-name="L13">
      <style:paragraph-properties fo:margin-top="0cm" fo:margin-bottom="0cm"/>
    </style:style>
    <style:style style:name="P88" style:family="paragraph" style:parent-style-name="Text_20_body" style:list-style-name="L15">
      <style:paragraph-properties fo:margin-top="0cm" fo:margin-bottom="0cm"/>
    </style:style>
    <style:style style:name="P89" style:family="paragraph" style:parent-style-name="Text_20_body" style:list-style-name="L20">
      <style:paragraph-properties fo:margin-top="0cm" fo:margin-bottom="0cm"/>
    </style:style>
    <style:style style:name="P90" style:family="paragraph" style:parent-style-name="Text_20_body" style:list-style-name="L21">
      <style:paragraph-properties fo:margin-top="0cm" fo:margin-bottom="0cm"/>
    </style:style>
    <style:style style:name="P91" style:family="paragraph" style:parent-style-name="Text_20_body" style:list-style-name="L22">
      <style:paragraph-properties fo:margin-top="0cm" fo:margin-bottom="0cm"/>
    </style:style>
    <style:style style:name="P92" style:family="paragraph" style:parent-style-name="Text_20_body" style:list-style-name="L24">
      <style:paragraph-properties fo:margin-top="0cm" fo:margin-bottom="0cm" fo:text-align="start" style:justify-single-word="false" style:shadow="none"/>
    </style:style>
    <style:style style:name="P93" style:family="paragraph" style:parent-style-name="Text_20_body">
      <style:paragraph-properties fo:break-before="page"/>
      <style:text-properties fo:font-weight="bold" style:font-weight-asian="bold" style:font-weight-complex="bold"/>
    </style:style>
    <style:style style:name="P94" style:family="paragraph" style:parent-style-name="Heading_20_1" style:master-page-name="">
      <style:paragraph-properties style:page-number="auto" fo:break-before="page"/>
    </style:style>
    <style:style style:name="P95" style:family="paragraph" style:parent-style-name="Table_20_Contents">
      <style:text-properties fo:font-weight="bold" style:font-weight-asian="bold" style:font-weight-complex="bold"/>
    </style:style>
    <style:style style:name="P96" style:family="paragraph" style:parent-style-name="Table_20_Contents">
      <style:text-properties fo:background-color="transparent"/>
    </style:style>
    <style:style style:name="P97" style:family="paragraph" style:parent-style-name="Table_20_Contents">
      <style:text-properties fo:font-style="italic" fo:font-weight="normal" style:font-style-asian="italic" style:font-weight-asian="normal" style:font-style-complex="italic" style:font-weight-complex="normal"/>
    </style:style>
    <style:style style:name="P98" style:family="paragraph" style:parent-style-name="Table">
      <style:paragraph-properties fo:text-align="center" style:justify-single-word="false"/>
    </style:style>
    <style:style style:name="P99" style:family="paragraph" style:parent-style-name="Contents_20_2">
      <style:paragraph-properties>
        <style:tab-stops>
          <style:tab-stop style:position="16.499cm" style:type="right" style:leader-style="dotted" style:leader-text="."/>
        </style:tab-stops>
      </style:paragraph-properties>
    </style:style>
    <style:style style:name="P10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s/>1 Introduction<text:tab/>5</text:p>
          <text:p text:style-name="P100"><text:s/>2 Licence<text:tab/>6</text:p>
          <text:p text:style-name="P99"><text:s/>2.1 GNU Lesser General Public License<text:tab/>6</text:p>
          <text:p text:style-name="P99"><text:s/>2.2 Clarification of Intentions<text:tab/>6</text:p>
          <text:p text:style-name="P99"><text:s/>2.3 Jarvis Tracker Icons<text:tab/>6</text:p>
          <text:p text:style-name="P100"><text:s/>3 Installation<text:tab/>7</text:p>
          <text:p text:style-name="P99"><text:s/>3.1 Unpacking<text:tab/>7</text:p>
          <text:p text:style-name="P99"><text:s/>3.2 Install Additional Perl Modules<text:tab/>7</text:p>
          <text:p text:style-name="P99"><text:s/>3.3 Apache2 Configuration – With mod_perl<text:tab/>8</text:p>
          <text:p text:style-name="P99"><text:s/>3.4 Apache2 Configuration – Without mod_perl<text:tab/>8</text:p>
          <text:p text:style-name="P99"><text:s/>3.5 Relocating Jarvis<text:tab/>8</text:p>
          <text:p text:style-name="P99"><text:s/>3.6 Test<text:tab/>9</text:p>
          <text:p text:style-name="P100"><text:s/>4 Application Configuration File<text:tab/>10</text:p>
          <text:p text:style-name="P99"><text:s/>4.1 Introduction<text:tab/>10</text:p>
          <text:p text:style-name="P99"><text:s/>4.2 &lt;jarvis&gt;&lt;app&gt;<text:tab/>11</text:p>
          <text:p text:style-name="P99"><text:s/>4.3 Configuration: format<text:tab/>12</text:p>
          <text:p text:style-name="P99"><text:s/>4.4 Configuration: debug<text:tab/>13</text:p>
          <text:p text:style-name="P99"><text:s/>4.5 Configuration: dump<text:tab/>13</text:p>
          <text:p text:style-name="P99"><text:s/>4.6 Configuration: log_format<text:tab/>13</text:p>
          <text:p text:style-name="P99"><text:s/>4.7 Configuration: page_limit_param, page_start_param<text:tab/>13</text:p>
          <text:p text:style-name="P99"><text:s/>4.8 Configuration: sort_field_param, sort_dir_param<text:tab/>14</text:p>
          <text:p text:style-name="P99"><text:s/>4.9 Configuration: dataset_dir<text:tab/>14</text:p>
          <text:p text:style-name="P99"><text:s/>4.10 Configuration: default_libs<text:tab/>15</text:p>
          <text:p text:style-name="P99"><text:s/>4.11 Configuration: method_param<text:tab/>15</text:p>
          <text:p text:style-name="P99"><text:s/>4.12 Configuration: login<text:tab/>16</text:p>
          <text:p text:style-name="P99"><text:s/>4.13 Configuration: database<text:tab/>16</text:p>
          <text:p text:style-name="P99"><text:s/>4.14 Configuration: sessiondb<text:tab/>16</text:p>
          <text:p text:style-name="P99"><text:s/>4.15 Configuration: exec &amp; plugin &amp; hook<text:tab/>17</text:p>
          <text:p text:style-name="P99"><text:s/>4.16 Configuration: habitat<text:tab/>17</text:p>
          <text:p text:style-name="P100"><text:s/>5 Login Module Configuration<text:tab/>18</text:p>
          <text:p text:style-name="P99"><text:s/>5.1 Standard Modules<text:tab/>18</text:p>
          <text:p text:style-name="P99"><text:s/>5.2 Active Directory Login<text:tab/>18</text:p>
          <text:p text:style-name="P99"><text:s/>5.3 Basic Auth Login<text:tab/>19</text:p>
          <text:p text:style-name="P99"><text:s/>5.4 Database Login<text:tab/>20</text:p>
          <text:p text:style-name="P99"><text:s/>5.5 Adempiere Login<text:tab/>20</text:p>
          <text:p text:style-name="P99"><text:s/>5.6 None Login<text:tab/>21</text:p>
          <text:p text:style-name="P99"><text:s/>5.7 Single Login<text:tab/>22</text:p>
          <text:p text:style-name="P100"><text:s/>6 Special Datasets &amp; Jarvis Login<text:tab/>24</text:p>
          <text:p text:style-name="P99"><text:s/>6.1 Jarvis URLs<text:tab/>24</text:p>
          <text:p text:style-name="P99"><text:s/>6.2 The __status Dataset<text:tab/>24</text:p>
          <text:p text:style-name="P99"><text:s/>6.3 The __habitat Dataset<text:tab/>25</text:p>
          <text:p text:style-name="P99"><text:s/>6.4 The __logout Dataset<text:tab/>26</text:p>
          <text:p text:style-name="P99"><text:s/>6.5 Logging-In to Jarvis<text:tab/>26</text:p>
          <text:p text:style-name="P99"><text:s/>6.6 Jarvis Error Responses<text:tab/>26</text:p>
          <text:p text:style-name="P100"><text:soft-page-break/><text:s/>7 Datasets<text:tab/>28</text:p>
          <text:p text:style-name="P99"><text:s/>7.1 Data Fetch Response Format<text:tab/>28</text:p>
          <text:p text:style-name="P99"><text:s/>7.2 Dataset Definition<text:tab/>29</text:p>
          <text:p text:style-name="P99"><text:s/>7.3 Dataset Parameters<text:tab/>30</text:p>
          <text:p text:style-name="P99"><text:s/>7.4 Secure Dataset Parameters<text:tab/>32</text:p>
          <text:p text:style-name="P99"><text:s/>7.5 Modifying Datasets – Single Modification<text:tab/>33</text:p>
          <text:p text:style-name="P99"><text:s/>7.6 Modifying Datasets – Array of Modifications<text:tab/>35</text:p>
          <text:p text:style-name="P99"><text:s/>7.7 Modifying Datasets – Array of Mixed Modifications<text:tab/>37</text:p>
          <text:p text:style-name="P99"><text:s/>7.8 Before &amp; After Statements<text:tab/>37</text:p>
          <text:p text:style-name="P99"><text:s/>7.9 Failed Modifications<text:tab/>37</text:p>
          <text:p text:style-name="P99"><text:s/>7.10 Dataset Transformations<text:tab/>38</text:p>
          <text:p text:style-name="P100"><text:s/>8 Exec Datasets<text:tab/>39</text:p>
          <text:p text:style-name="P99"><text:s/>8.1 Introduction<text:tab/>39</text:p>
          <text:p text:style-name="P99"><text:s/>8.2 Configuration<text:tab/>39</text:p>
          <text:p text:style-name="P99"><text:s/>8.3 Output Return Mechanism<text:tab/>41</text:p>
          <text:p text:style-name="P99"><text:s/>8.4 A Simple Example<text:tab/>42</text:p>
          <text:p text:style-name="P99"><text:s/>8.5 Environment Variables<text:tab/>42</text:p>
          <text:p text:style-name="P99"><text:s/>8.6 Command Line Parameters<text:tab/>42</text:p>
          <text:p text:style-name="P99"><text:s/>8.7 Output &amp; Headers<text:tab/>42</text:p>
          <text:p text:style-name="P100"><text:s/>9 Plugin Datasets<text:tab/>44</text:p>
          <text:p text:style-name="P99"><text:s/>9.1 Introduction<text:tab/>44</text:p>
          <text:p text:style-name="P99"><text:s/>9.2 Configuration<text:tab/>44</text:p>
          <text:p text:style-name="P99"><text:s/>9.3 Example Plugin<text:tab/>45</text:p>
          <text:p text:style-name="P99"><text:s/>9.4 Output &amp; Headers<text:tab/>46</text:p>
          <text:p text:style-name="P99"><text:s/>9.5 Exception Handling<text:tab/>46</text:p>
          <text:p text:style-name="P100"><text:s/>10 Hook Modules<text:tab/>47</text:p>
          <text:p text:style-name="P99"><text:s/>10.1 Introduction<text:tab/>47</text:p>
          <text:p text:style-name="P99"><text:s/>10.2 Configuration<text:tab/>49</text:p>
          <text:p text:style-name="P99"><text:s/>10.3 Standard Hook Template<text:tab/>49</text:p>
          <text:p text:style-name="P100"><text:s/>11 Performance Notes<text:tab/>51</text:p>
          <text:p text:style-name="P99"><text:s/>11.1 How Fast is Jarvis?<text:tab/>51</text:p>
          <text:p text:style-name="P100"><text:s/>12 Tracking Application<text:tab/>52</text:p>
          <text:p text:style-name="P99"><text:s/>12.1 Tracking Requests &amp; Errors<text:tab/>52</text:p>
          <text:p text:style-name="P99"><text:s/>12.2 The Tracker Database File<text:tab/>52</text:p>
          <text:p text:style-name="P99"><text:s/>12.3 The Tracker Display Application<text:tab/>52</text:p>
          <text:p text:style-name="P100"><text:s/>13 Demo Application<text:tab/>55</text:p>
          <text:p text:style-name="P99"><text:s/>13.1 Enable Jarvis<text:tab/>55</text:p>
          <text:p text:style-name="P99"><text:s/>13.2 Copy The Demo Database<text:tab/>55</text:p>
          <text:p text:style-name="P99"><text:s/>13.3 Configure Demo Web-Service<text:tab/>55</text:p>
          <text:p text:style-name="P99"><text:s/>13.4 Install ExtJS<text:tab/>56</text:p>
          <text:p text:style-name="P99"><text:s/>13.5 Configure Demo ExtJS Application<text:tab/>57</text:p>
          <text:p text:style-name="P99"><text:s/>13.6 Enable Database Write<text:tab/>57</text:p>
        </text:index-body>
      </text:table-of-content>
      <text:p text:style-name="P9"/>
      <text:p text:style-name="P44"/>
      <text:p text:style-name="P30"/>
      <text:p text:style-name="P93">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0</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82286494"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3979867" text:style-name="L2">
        <text:list-item>
          <text:p text:style-name="P49">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9">Extensible:</text:p>
          <text:list>
            <text:list-item>
              <text:p text:style-name="P51">Jarvis provides independent “datasets”, defined as simple XML files containing SQL.</text:p>
            </text:list-item>
            <text:list-item>
              <text:p text:style-name="P51">Jarvis provides configurable “exec” extensions (e.g. running Jasper reports).</text:p>
            </text:list-item>
            <text:list-item>
              <text:p text:style-name="P51">Jarvis provides a “plugin” mechanism for adding custom Perl modules.</text:p>
            </text:list-item>
          </text:list>
        </text:list-item>
        <text:list-item>
          <text:p text:style-name="P49">Standards-Based:</text:p>
          <text:list>
            <text:list-item>
              <text:p text:style-name="P51">Jarvis is based on XML, JSON, http/s and REST.</text:p>
            </text:list-item>
          </text:list>
        </text:list-item>
        <text:list-item>
          <text:p text:style-name="P49">Reasonably Efficient:</text:p>
          <text:list>
            <text:list-item>
              <text:p text:style-name="P51">Jarvis is “plenty fast enough”. <text:s/></text:p>
            </text:list-item>
            <text:list-item>
              <text:p text:style-name="P51">Jarvis is written in a scripted language as many back end services are.</text:p>
            </text:list-item>
            <text:list-item>
              <text:p text:style-name="P51">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5">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736622977" text:style-name="L3">
        <text:list-item>
          <text:p text:style-name="P55">Modify the Apache configuration (as described above).</text:p>
        </text:list-item>
        <text:list-item>
          <text:p text:style-name="P55">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015557239" text:style-name="L4">
        <text:list-item>
          <text:p text:style-name="P56">The database connection.</text:p>
        </text:list-item>
        <text:list-item>
          <text:p text:style-name="P56">The username/group list.</text:p>
        </text:list-item>
        <text:list-item>
          <text:p text:style-name="P5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308354464" text:style-name="L5">
        <text:list-item>
          <text:p text:style-name="P57"><text:soft-page-break/>This may be over-ridden a per-request basis with the CGI parameter “format”.</text:p>
        </text:list-item>
        <text:list-item>
          <text:p text:style-name="P57">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84375037" text:style-name="L6">
        <text:list-item>
          <text:p text:style-name="P58">All client-submitted request body.</text:p>
        </text:list-item>
        <text:list-item>
          <text:p text:style-name="P58">All returned XML/JSON/CSV content.</text:p>
        </text:list-item>
        <text:list-item>
          <text:p text:style-name="P5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32528432" text:style-name="L7">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528739586" text:continue-numbering="true" text:style-name="L7">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490738733" text:style-name="L8">
        <text:list-item>
          <text:p text:style-name="P60">All dataset definitions must be contained within XML files contained in or below the single <text:soft-page-break/>directory path specified by the “dataset_dir” parameter.</text:p>
        </text:list-item>
        <text:list-item>
          <text:p text:style-name="P60">All dataset files must have the suffix “.xml”.</text:p>
        </text:list-item>
        <text:list-item>
          <text:p text:style-name="P60">The “.xml” suffix must not be included in the dataset name as provided by the client, it will always be added by Jarvis.</text:p>
        </text:list-item>
        <text:list-item>
          <text:p text:style-name="P60">The dataset name specified by the client must consist only of characters from the following list: “a-z”, “A-Z”, “0-9”, “_” (underscore), “-” (hyphen) and “.” (dot).</text:p>
        </text:list-item>
        <text:list-item>
          <text:p text:style-name="P60">A “.” (dot) character in the dataset name is interpreted as a directory separator by Jarvis. <text:s/>On Unix-based systems this is a forward-slash. <text:s/>On Windows-based systems, Perl will translate the forward slash into a backslash.</text:p>
        </text:list-item>
        <text:list-item>
          <text:p text:style-name="P6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554855727" text:style-name="L9">
        <text:list-item>
          <text:p text:style-name="P61">None – user is always logged in.</text:p>
        </text:list-item>
        <text:list-item>
          <text:p text:style-name="P61">Database – the username and passwords are stored in the database.</text:p>
        </text:list-item>
        <text:list-item>
          <text:p text:style-name="P61">ActiveDirectory – the usernames and passwords are checked against an Microsoft ActiveDirectory server. <text:s/>It is likely that one day this will be copied and modified to add support for standard LDAP, which is very similar.</text:p>
        </text:list-item>
        <text:list-item>
          <text:p text:style-name="P61">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310964316" text:style-name="L10">
        <text:list-item>
          <text:p text:style-name="P62">dbi:Pg:&lt;database-handle&gt; (Postgres)</text:p>
        </text:list-item>
        <text:list-item>
          <text:p text:style-name="P6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46224855" text:style-name="L28">
        <text:list-item>
          <text:p text:style-name="P7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4" text:outline-level="1">Login Module Configuration</text:h>
      <text:h text:style-name="Heading_20_2" text:outline-level="2">Standard Modules</text:h>
      <text:p text:style-name="Text_20_body">Jarvis uses a pluggable login module mechanism. <text:s/>The following modules are provided:</text:p>
      <text:list xml:id="list1191963576" text:style-name="L11">
        <text:list-item>
          <text:p text:style-name="P81">ActiveDirectory.pm</text:p>
        </text:list-item>
        <text:list-item>
          <text:p text:style-name="P85">BasicAuth.pm</text:p>
        </text:list-item>
        <text:list-item>
          <text:p text:style-name="P85">Database.pm</text:p>
        </text:list-item>
        <text:list-item>
          <text:p text:style-name="P85">Adempiere.pm</text:p>
        </text:list-item>
        <text:list-item>
          <text:p text:style-name="P85">None.pm</text:p>
        </text:list-item>
        <text:list-item>
          <text:p text:style-name="P6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69641715" text:style-name="L12">
        <text:list-item>
          <text:p text:style-name="P82">ad_user</text:p>
        </text:list-item>
        <text:list-item>
          <text:p text:style-name="P86">ad_user_roles</text:p>
        </text:list-item>
        <text:list-item>
          <text:p text:style-name="P86">ad_role</text:p>
        </text:list-item>
        <text:list-item>
          <text:p text:style-name="P64">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5">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670741383" text:style-name="L13">
        <text:list-item>
          <text:p text:style-name="P87"><text:span text:style-name="T5">role-&lt;role_name&gt; <text:s text:c="6"/><text:tab/></text:span>For each active user role.</text:p>
        </text:list-item>
        <text:list-item>
          <text:p text:style-name="P87"><text:span text:style-name="T5">read-&lt;window_name&gt; <text:s text:c="5"/><text:tab/></text:span>For each active window access (read access)</text:p>
        </text:list-item>
        <text:list-item>
          <text:p text:style-name="P65"><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876274489" text:style-name="L14">
        <text:list-item>
          <text:p text:style-name="P66">Remote (client) IP address match, and/or</text:p>
        </text:list-item>
        <text:list-item>
          <text:p text:style-name="P66">Client must supply username and password, and/or</text:p>
        </text:list-item>
        <text:list-item>
          <text:p text:style-name="P6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1" text:name="Table" text:formula="ooow:Table+1" style:num-format="1">12</text:sequence>: Single Login Module Parameters</text:p>
      <text:p text:style-name="Text_20_body">Note that at least one of “remote_ip” or “password” must be configured.</text:p>
      <text:h text:style-name="P9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877865998" text:style-name="L15">
        <text:list-item>
          <text:p text:style-name="P88">Jarvis is installed into /opt/jarvis as per default.</text:p>
        </text:list-item>
        <text:list-item>
          <text:p text:style-name="P88">The jarvis ScriptAlias is configured.</text:p>
        </text:list-item>
        <text:list-item>
          <text:p text:style-name="P88">The Apache webserver is accessible on http://localhost/.</text:p>
        </text:list-item>
        <text:list-item>
          <text:p text:style-name="P88">The demo.xml file has been soft linked or copied into /.</text:p>
        </text:list-item>
        <text:list-item>
          <text:p text:style-name="P88">The “None” login module is configured for the demo application.</text:p>
        </text:list-item>
        <text:list-item>
          <text:p text:style-name="P6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6645178" text:style-name="L16">
        <text:list-item>
          <text:p text:style-name="P68">“username”</text:p>
        </text:list-item>
        <text:list-item>
          <text:p text:style-name="P68">“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06269489" text:style-name="L17">
        <text:list-item>
          <text:p text:style-name="P69">Internal configuration problem – bad server-side XML configuration (main or dataset).</text:p>
        </text:list-item>
        <text:list-item>
          <text:p text:style-name="P69">Database connection problem.</text:p>
        </text:list-item>
        <text:list-item>
          <text:p text:style-name="P69">Request body is malformed JSON or XML.</text:p>
        </text:list-item>
        <text:list-item>
          <text:p text:style-name="P69">Missing mandatory parameter in request.</text:p>
        </text:list-item>
        <text:list-item>
          <text:p text:style-name="P69">Any other fatal problem.</text:p>
        </text:list-item>
        <text:list-item>
          <text:p text:style-name="P69">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833257938" text:style-name="L18">
        <text:list-item>
          <text:p text:style-name="P52">Cannot insert data due to primary key, foreign key, unique constraints.</text:p>
        </text:list-item>
        <text:list-item>
          <text:p text:style-name="P52">No data found. <text:s/></text:p>
        </text:list-item>
        <text:list-item>
          <text:p text:style-name="P52">Data parameter is invalid type/value for column. <text:s/></text:p>
        </text:list-item>
      </text:list>
      <text:p text:style-name="P18">In all these cases, the returned content will be JSON or XML or CSV in a “200 Successful” response.</text:p>
      <text:p text:style-name="Text_20_body"/>
      <text:h text:style-name="P9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5" text:name="Table" text:formula="ooow:Table+1" style:num-format="1">16</text:sequence>: Access Control Specifiers</text:p>
      <text:p text:style-name="P41">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132293338" text:style-name="L19">
        <text:list-item>
          <text:p text:style-name="P70">CGI GET parameters in the URL suffix “/&lt;app&gt;/&lt;ds&gt;?param=value&amp;param2=another”.</text:p>
        </text:list-item>
        <text:list-item>
          <text:p text:style-name="P70">XML or JSON parameters in the “application/json” or “application/xml” request body.</text:p>
        </text:list-item>
        <text:list-item>
          <text:p text:style-name="P70">RESTful parameters in the URL suffix “/&lt;app&gt;/&lt;ds&gt;/p1/p2”.</text:p>
        </text:list-item>
        <text:list-item>
          <text:p text:style-name="P70">Jarvis-Supplied default user parameters (from “default_parameters” configuration).</text:p>
        </text:list-item>
      </text:list>
      <text:p text:style-name="Text_20_body">Secure Parameters:</text:p>
      <text:list xml:id="list2025822126" text:continue-numbering="true" text:style-name="L19">
        <text:list-item>
          <text:p text:style-name="P7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90567563" text:style-name="L20">
        <text:list-item>
          <text:p text:style-name="P83">my(param)</text:p>
        </text:list-item>
        <text:list-item>
          <text:p text:style-name="P89">__my_param</text:p>
        </text:list-item>
        <text:list-item>
          <text:p text:style-name="P89">_1param</text:p>
        </text:list-item>
        <text:list-item>
          <text:p text:style-name="P7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6" text:name="Table" text:formula="ooow:Table+1" style:num-format="1">17</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648189608" text:style-name="L21">
        <text:list-item>
          <text:p text:style-name="P90">Begin transaction.</text:p>
        </text:list-item>
        <text:list-item>
          <text:p text:style-name="P90">Perform “before” SQL (if configured for this dataset).</text:p>
        </text:list-item>
        <text:list-item>
          <text:p text:style-name="P90">Perform the one single or one-or-more array modifications in the request body.</text:p>
        </text:list-item>
        <text:list-item>
          <text:p text:style-name="P90">Perform “after” SQL (if configured for this dataset).</text:p>
        </text:list-item>
        <text:list-item>
          <text:p text:style-name="P7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608797412" text:style-name="L22">
        <text:list-item>
          <text:p text:style-name="P84">Even though the first modification succeeded, it was rolled back.</text:p>
        </text:list-item>
        <text:list-item>
          <text:p text:style-name="P91">The first failing error message is shown.</text:p>
        </text:list-item>
        <text:list-item>
          <text:p text:style-name="P7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9" text:name="Table" text:formula="ooow:Table+1" style:num-format="1">20</text:sequence>: Transformation keywords for “store” and “fetch”</text:p>
      <text:h text:style-name="P9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20" text:name="Table" text:formula="ooow:Table+1" style:num-format="1">21</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390147965" text:style-name="L23">
        <text:list-item>
          <text:p text:style-name="P7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4">Any RESTful parameters specified in the URI. <text:s/>These are passed as “p1”, “p2”, etc.</text:p>
        </text:list-item>
        <text:list-item>
          <text:p text:style-name="P74">The parameter __dataset is given as the client-supplied dataset given to Jarvis which invoked this exec request.</text:p>
        </text:list-item>
        <text:list-item>
          <text:p text:style-name="P74">The parameter __tmpfile is given if use_tmpfile is configured for this exec.</text:p>
        </text:list-item>
        <text:list-item>
          <text:p text:style-name="P74">The Jarvis secure parameters beginning with double-underscore. <text:s/>These include __username, __group_list, etc.</text:p>
        </text:list-item>
        <text:list-item>
          <text:p text:style-name="P7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18">The exec process should write its output to standard output. <text:s/>If “add_headers” is “no” then the <text:soft-page-break/>program is also responsible for writing HTTP headers and a blank line before beginning output.</text:p>
      <text:p text:style-name="P18">If <text:s/>“add_headers” is “yes” then Jarvis will add the content type headers. <text:s/>In addition, Jarvis can add 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P9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2" text:name="Table" text:formula="ooow:Table+1" style:num-format="1">23</text:sequence>: Plugin Configuration Attributes</text:p>
      <text:h text:style-name="Heading_20_2" text:outline-level="2">Example Plugin</text:h>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2">use warnings;</text:p>
      <text:p text:style-name="P42"/>
      <text:p text:style-name="P42">sub plugin::Demo::do {</text:p>
      <text:p text:style-name="P42"><text:s text:c="4"/>my ($jconfig, $restArgs, %args) = @_;</text:p>
      <text:p text:style-name="P42"/>
      <text:p text:style-name="P42"><text:s text:c="4"/>my $output = "";</text:p>
      <text:p text:style-name="P42"/>
      <text:p text:style-name="P42"><text:s text:c="4"/>&amp;Jarvis::Error::debug ($jconfig, "Running the Demo plugin.");</text:p>
      <text:p text:style-name="P42"/>
      <text:p text:style-name="P42"><text:s text:c="4"/># This demonstrates that the plugin can access Jarvis::Config info.</text:p>
      <text:p text:style-name="P42"><text:s text:c="4"/>$output .= "APP: " . $jconfig-&gt;{'app_name'} . "\n";</text:p>
      <text:p text:style-name="P42"><text:s text:c="4"/>$output .= "Username: " . $jconfig-&gt;{'username'} . "\n";</text:p>
      <text:p text:style-name="P42"><text:s text:c="4"/>$output .= "CGI myval: " . ($jconfig-&gt;{'cgi'}-&gt;param('myval') || '') . "\n";</text:p>
      <text:p text:style-name="P42"/>
      <text:p text:style-name="P42"><text:s text:c="4"/># This demonstrates XML-configured parameters to the plugin.</text:p>
      <text:p text:style-name="P42"><text:s text:c="4"/>$output .= "CAT: " . $args{'category'} . "\n";</text:p>
      <text:p text:style-name="P42"/>
      <text:p text:style-name="P42"><text:s text:c="4"/># This demonstrates accessing RESTful arguments that are </text:p>
      <text:p text:style-name="P42"><text:s text:c="4"/># from the URL after the dataset name</text:p>
      <text:p text:style-name="P42"><text:s text:c="4"/>my $counter = 0;</text:p>
      <text:p text:style-name="P42"><text:s text:c="4"/>map {</text:p>
      <text:p text:style-name="P42"><text:s text:c="8"/>$output .= "RESTful argument $counter: " . $restArgs-&gt;[0] . "\n";</text:p>
      <text:p text:style-name="P42"><text:s text:c="4"/>} @{$restArgs};</text:p>
      <text:p text:style-name="P42"/>
      <text:p text:style-name="P42"><text:s text:c="4"/>my $dbh = &amp;Jarvis::DB::Handle ($jconfig);</text:p>
      <text:p text:style-name="P42"><text:soft-page-break/><text:s text:c="4"/>$output .= "Boats: " . $dbh-&gt;do("SELECT COUNT(*) FROM boat");</text:p>
      <text:p text:style-name="P42"/>
      <text:p text:style-name="P42"><text:s text:c="4"/>return $output;</text:p>
      <text:p text:style-name="P42">}</text:p>
      <text:p text:style-name="P42"/>
      <text:p text:style-name="P43">1;</text:p>
      <text:p text:style-name="P21"/>
      <text:p text:style-name="P21">This demonstrates:</text:p>
      <text:list xml:id="list68025663" text:style-name="L24">
        <text:list-item>
          <text:p text:style-name="P92">Using the Jarvis debug methods.</text:p>
        </text:list-item>
        <text:list-item>
          <text:p text:style-name="P92">Accessing the Jarvis Config “jconfig” object.</text:p>
        </text:list-item>
        <text:list-item>
          <text:p text:style-name="P92">Accessing the static configured plugin parameters.</text:p>
        </text:list-item>
        <text:list-item>
          <text:p text:style-name="P75">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h text:style-name="Heading_20_2" text:outline-level="2">Output &amp; Headers</text:h>
      <text:p text:style-name="P21">Jarvis offers support for “add_headers”, “filename_parameter” and “default_parameter” handling for “plugin” datasets identical to “exec” datasets.</text:p>
      <text:h text:style-name="Heading_20_2" text:outline-level="2">Exception Handling</text:h>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1">Hook</text:p>
          </table:table-cell>
          <table:table-cell table:style-name="Table30.B1" office:value-type="string">
            <text:p text:style-name="P11">Notes</text:p>
          </table:table-cell>
        </table:table-row>
        <table:table-row>
          <table:table-cell table:style-name="Table30.A2" office:value-type="string">
            <text:p text:style-name="Table_20_Contents"><text:span text:style-name="T1">start</text:span></text:p>
            <text:p text:style-name="Table_20_Contents"><text:span text:style-name="T1"/></text:p>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007141528" text:style-name="L30">
              <text:list-item>
                <text:p text:style-name="P79">$jconfig</text:p>
              </text:list-item>
              <text:list-item>
                <text:p text:style-name="P79">$hook_parameters_href</text:p>
              </text:list-item>
            </text:list>
            <text:p text:style-name="P18">The $jconfig is the standard Jarvis configuration object. <text:s/>The hook may modify this object.</text:p>
            <text:p text:style-name="P18">The $hook_parameters_href is a hash containing the name and value from any &lt;parameter&gt; tags configured for this hook in the application XML file.</text:p>
          </table:table-cell>
        </table:table-row>
        <table:table-row>
          <table:table-cell table:style-name="Table30.A2" office:value-type="string">
            <text:p text:style-name="Table_20_Contents"><text:span text:style-name="T1">before_all</text:span></text:p>
            <text:p text:style-name="P97">(insert/update/delete)</text:p>
          </table:table-cell>
          <table:table-cell table:style-name="Table30.B2" office:value-type="string">
            <text:p text:style-name="P18">This hook is called after Jarvis has loaded the dataset configuration and processed all REST args. <text:s/>It is called after the transaction begins.</text:p>
            <text:p text:style-name="P18">It is called before invoking the &lt;before&gt; SQL statement in the dataset XML file. <text:s/>It is called even if there is no &lt;before&gt; SQL statement.</text:p>
            <text:p text:style-name="P18">Args are:</text:p>
            <text:list xml:id="list1752910267" text:continue-numbering="true" text:style-name="L30">
              <text:list-item>
                <text:p text:style-name="P79">$jconfig</text:p>
              </text:list-item>
              <text:list-item>
                <text:p text:style-name="P54">$hook_parameters_href</text:p>
              </text:list-item>
              <text:list-item>
                <text:p text:style-name="P54">$restful_params_href</text:p>
              </text:list-item>
            </text:list>
            <text:p text:style-name="P18">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Table_20_Contents"><text:span text:style-name="T1">before_one</text:span></text:p>
            <text:p text:style-name="P97">(insert/update/delete)</text:p>
          </table:table-cell>
          <table:table-cell table:style-name="Table30.B2" office:value-type="string">
            <text:p text:style-name="P18">This hook is called after Jarvis has assembled all parameters in order to execute a single insert/update/delete statement. <text:s/></text:p>
            <text:p text:style-name="P18">It is invoked before the actual execution of the row modification SQL.</text:p>
            <text:p text:style-name="P18">Args are:</text:p>
            <text:list xml:id="list1451567317" text:continue-numbering="true" text:style-name="L30">
              <text:list-item>
                <text:p text:style-name="P79">$jconfig</text:p>
              </text:list-item>
              <text:list-item>
                <text:p text:style-name="P54">$hook_parameters_href</text:p>
              </text:list-item>
              <text:list-item>
                <text:p text:style-name="P54"><text:soft-page-break/>$sql_params_href</text:p>
              </text:list-item>
            </text:list>
            <text:p text:style-name="P18">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Table_20_Contents"><text:span text:style-name="T1">after_one</text:span></text:p>
            <text:p text:style-name="P97">(insert/update/delete)</text:p>
          </table:table-cell>
          <table:table-cell table:style-name="Table30.B2" office:value-type="string">
            <text:p text:style-name="P18">This hook is called after Jarvis has executed a single insert/update/delete statement. <text:s/>It is called after any returning row result has been fetched.</text:p>
            <text:p text:style-name="P18">Args are:</text:p>
            <text:list xml:id="list1028754472" text:continue-numbering="true" text:style-name="L30">
              <text:list-item>
                <text:p text:style-name="P79">$jconfig</text:p>
              </text:list-item>
              <text:list-item>
                <text:p text:style-name="P54">$hook_parameters_href</text:p>
              </text:list-item>
              <text:list-item>
                <text:p text:style-name="P54">$sql_params_href</text:p>
              </text:list-item>
              <text:list-item>
                <text:p text:style-name="P54">$row_result_href</text:p>
              </text:list-item>
            </text:list>
            <text:p text:style-name="P18">The $sql_params_href is the hash of variables previously bound to the single SQL row update. <text:s/>Changing this hash will have no effect.</text:p>
            <text:p text:style-name="P18">The $row_result_href is the contents of any returning row. <text:s/>The hook code may change this hash.</text:p>
          </table:table-cell>
        </table:table-row>
        <table:table-row>
          <table:table-cell table:style-name="Table30.A2" office:value-type="string">
            <text:p text:style-name="Table_20_Contents"><text:span text:style-name="T1">after_all</text:span></text:p>
            <text:p text:style-name="P97">(insert/update/delete)</text:p>
          </table:table-cell>
          <table:table-cell table:style-name="Table30.B2" office:value-type="string">
            <text:p text:style-name="P18">This hook is called before invoking the &lt;after&gt; SQL statement in the dataset XML file. <text:s/>It is called even if there is no &lt;after&gt; SQL statement.</text:p>
            <text:p text:style-name="P18">Args are:</text:p>
            <text:list xml:id="list718278925" text:continue-numbering="true" text:style-name="L30">
              <text:list-item>
                <text:p text:style-name="P79">$jconfig</text:p>
              </text:list-item>
              <text:list-item>
                <text:p text:style-name="P54">$hook_parameters_href</text:p>
              </text:list-item>
              <text:list-item>
                <text:p text:style-name="P54">$restful_params_href</text:p>
              </text:list-item>
            </text:list>
            <text:p text:style-name="P18">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Table_20_Contents"><text:span text:style-name="T1">finish</text:span></text:p>
            <text:p text:style-name="Table_20_Contents"><text:span text:style-name="T1"/></text:p>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325931696" text:continue-numbering="true" text:style-name="L30">
              <text:list-item>
                <text:p text:style-name="P79">$jconfig</text:p>
              </text:list-item>
              <text:list-item>
                <text:p text:style-name="P79">$hook_parameters_href</text:p>
              </text:list-item>
              <text:list-item>
                <text:p text:style-name="P79">$return_text_ref</text:p>
              </text:list-item>
            </text:list>
            <text:p text:style-name="P18">The $return_text_ref is a reference to the result string just about to be returned to the client. <text:s/>The hook may change this content.</text:p>
          </table:table-cell>
        </table:table-row>
      </table:table>
      <text:p text:style-name="P15">Table <text:sequence text:ref-name="refTable26" text:name="Table" text:formula="ooow:Table+1" style:num-format="1">24</text:sequence>: List of Hook Points</text:p>
      <text:p text:style-name="Text_20_body"/>
      <text:p text:style-name="Text_20_body">Note that:</text:p>
      <text:list xml:id="list131121103" text:style-name="L31">
        <text:list-item>
          <text:p text:style-name="P80"><text:soft-page-break/>Your hook module must implement all hook methods.</text:p>
        </text:list-item>
        <text:list-item>
          <text:p text:style-name="P80">Your hook methods must all return “1”. <text:s/></text:p>
        </text:list-item>
        <text:list-item>
          <text:p text:style-name="P80">There is no way for a hook to stop processing, other than to call “die”.</text:p>
        </text:list-item>
        <text:list-item>
          <text:p text:style-name="P80">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Attribute</text:p>
          </table:table-cell>
          <table:table-cell table:style-name="Table28.A1" office:value-type="string">
            <text:p text:style-name="P11">Default</text:p>
          </table:table-cell>
          <table:table-cell table:style-name="Table28.C1" office:value-type="string">
            <text:p text:style-name="P11">Notes</text:p>
          </table:table-cell>
        </table:table-row>
        <table:table-row table:style-name="Table28.1">
          <table:table-cell table:style-name="Table28.A2" office:value-type="string">
            <text:p text:style-name="P12">lib</text:p>
          </table:table-cell>
          <table:table-cell table:style-name="Table28.A2" office:value-type="string">
            <text:p text:style-name="P12">&lt;none&gt;</text:p>
          </table:table-cell>
          <table:table-cell table:style-name="Table28.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2">module</text:p>
          </table:table-cell>
          <table:table-cell table:style-name="Table28.A2" office:value-type="string">
            <text:p text:style-name="P12">&lt;none&gt;</text:p>
          </table:table-cell>
          <table:table-cell table:style-name="Table28.C2" office:value-type="string">
            <text:p text:style-name="P12">This is the Perl module name with subdirectories separated by '::' and ending in '.pm'.</text:p>
          </table:table-cell>
        </table:table-row>
        <table:table-row table:style-name="Table28.1">
          <table:table-cell table:style-name="Table28.A2" office:value-type="string">
            <text:p text:style-name="P12">parameter</text:p>
          </table:table-cell>
          <table:table-cell table:style-name="Table28.A2" office:value-type="string">
            <text:p text:style-name="P12">&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oft-page-break/><text:s text:c="4"/>my ($jconfig, $params_href,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52756525" text:style-name="L25">
        <text:list-item>
          <text:p text:style-name="P76">Dual-Core Intel @ 2.5 GHz, 4G of RAM. <text:s/>(CPU Blowfish rating 7.09).</text:p>
        </text:list-item>
        <text:list-item>
          <text:p text:style-name="P76">Kubuntu 09.10 (Karmic Koala).</text:p>
        </text:list-item>
        <text:list-item>
          <text:p text:style-name="P76">Apache 2 webserver using HTTP (not SSL).</text:p>
        </text:list-item>
        <text:list-item>
          <text:p text:style-name="P76">Apache jmeter client with five simultaneous threads.</text:p>
        </text:list-item>
        <text:list-item>
          <text:p text:style-name="P76">PostgreSQL database.</text:p>
        </text:list-item>
        <text:list-item>
          <text:p text:style-name="P7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3"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568405866" text:style-name="L26">
        <text:list-item>
          <text:p text:style-name="P77">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77">SHJS. Syntax Highlighting for Javascript. Please see below for further details on this.</text:p>
        </text:list-item>
        <text:list-item>
          <text:p text:style-name="P7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77154302" text:style-name="L27">
        <text:list-item>
          <text:p text:style-name="P53">Location of the database file. <text:s/>Default is /opt/jarvis/demo/db/demo.db.</text:p>
        </text:list-item>
        <text:list-item>
          <text:p text:style-name="P53">Location of the datasets configuration. <text:s/>Default is /opt/jarvis/demo/dataset.</text:p>
        </text:list-item>
        <text:list-item>
          <text:p text:style-name="P53">Location of the session files. <text:s/>Default is /tmp/demo.</text:p>
        </text:list-item>
        <text:list-item>
          <text:p text:style-name="P53">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0<text:tab/><text:page-number text:select-page="current">2</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7T12:08:09</dc:date>
    <meta:editing-duration>PT219H58M00S</meta:editing-duration>
    <meta:editing-cycles>522</meta:editing-cycles>
    <meta:generator>OpenOffice.org/3.1$Linux OpenOffice.org_project/310m19$Build-9420</meta:generator>
    <meta:print-date>2009-06-23T14:50:34</meta:print-date>
    <meta:document-statistic meta:table-count="29" meta:image-count="0" meta:object-count="0" meta:page-count="57" meta:paragraph-count="1793" meta:word-count="15550" meta:character-count="104494"/>
    <meta:user-defined meta:name="Info 1"/>
    <meta:user-defined meta:name="Info 2"/>
    <meta:user-defined meta:name="Info 3"/>
    <meta:user-defined meta:name="Info 4"/>
  </office:meta>
</office:document-meta>
</file>